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" svg:font-family="Courier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 style:master-page-name="PM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T1" style:family="text"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color="#000000" loext:opacity="100%" style:font-name="Courier" fo:font-size="12pt" style:text-underline-style="solid" style:text-underline-width="auto" style:text-underline-color="font-color" style:font-name-asian="Courier" style:font-size-asian="12pt" style:font-name-complex="Courier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ting Up Minimal Debian with Podman</text:p>
      <text:p text:style-name="P2"><text:span text:style-name="T1">For a fresh minimal Debian (Trixie or Bookworm), boot from ISO, select minimal install (no desktop, just standard utils). Add Podman for daemonless, rootless containers</text:span><text:span text:style-name="T2">efficient for your 8GB RAM/SSHD. If perf dips, profile with podman stats. Hit me up if you need tweaks or that BMF pitch draft refined!</text:span></text:p>
      <text:p text:style-name="P2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" svg:font-family="Courier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meta:document-statistic meta:table-count="0" meta:image-count="0" meta:object-count="0" meta:page-count="1" meta:paragraph-count="2" meta:word-count="55" meta:character-count="340" meta:non-whitespace-character-count="287"/>
  </office:meta>
</office:document-meta>
</file>